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tUnit.addPropertySet( PropertySet 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Unit.setErrorProperty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ToAntUnitListener.buildFinish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Unit.doFile( File f )</text:p>
          </table:table-cell>
          <table:table-cell office:value-type="float" office:value="35">
            <text:p text:style-name="Table_20_Contents">35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27">
            <text:p text:style-name="Table_20_Contents">127</text:p>
          </table:table-cell>
        </table:table-row>
        <table:table-row>
          <table:table-cell office:value-type="string">
            <text:p text:style-name="Table_20_Contents">AntUnit.handleFlush( String toFlus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tUnit.add( ResourceCollection 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tUnit.fireError( String targetName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tUnit.execut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ntUnit.handleErrorOutput( String errorOutputToHand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ildToAntUnitListener.messageLogg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ntUnit.add( AntUnitListener 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tUnit.fireStartTest( String targe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tUnit.handleInput( byte [ ] buffer , int offse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ildToAntUnitListener.taskFinish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ntUnit.fireEndTest( String targe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ildToAntUnitListener.build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Unit.createProjectForFile( File f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ntUnit.attachListeners( File buildFile , Project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ntUnit.setFailOnError( boolean failOn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ToAntUnitListener.task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ildToAntUnitListener.BuildToAntUnitListener( String buildFile , AntUnitListener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tUnit.handleOutput( String outputToHand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ildToAntUnitListener.target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tUnit.handleErrorFlush( String errorOutputToFlus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tUnit.fireFail( String targetName , AssertionFailedException a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uildToAntUnitListener.targetFinish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tUnit.doResourceCollection( ResourceCollection r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